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our Cart</text:p>
          </table:table-cell>
          <table:table-cell office:value-type="string" calcext:value-type="string">
            <text:p>yourcart</text:p>
          </table:table-cell>
          <table:table-cell table:formula="of:=CONCATENATE(&quot;$t('&quot;;[.B1];&quot;')&quot;)" office:value-type="string" office:string-value="$t('yourcart')" calcext:value-type="string">
            <text:p>$t('yourcart')</text:p>
          </table:table-cell>
        </table:table-row>
        <table:table-row table:style-name="ro1">
          <table:table-cell office:value-type="string" calcext:value-type="string">
            <text:p>Your cart is empty!</text:p>
          </table:table-cell>
          <table:table-cell office:value-type="string" calcext:value-type="string">
            <text:p>yourcartisempty</text:p>
          </table:table-cell>
          <table:table-cell table:formula="of:=CONCATENATE(&quot;$t('&quot;;[.B2];&quot;')&quot;)" office:value-type="string" office:string-value="$t('yourcartisempty')" calcext:value-type="string">
            <text:p>$t('yourcartisempty')</text:p>
          </table:table-cell>
        </table:table-row>
        <table:table-row table:style-name="ro1">
          <table:table-cell office:value-type="string" calcext:value-type="string">
            <text:p>Go shopping</text:p>
          </table:table-cell>
          <table:table-cell office:value-type="string" calcext:value-type="string">
            <text:p>goshopping</text:p>
          </table:table-cell>
          <table:table-cell table:formula="of:=CONCATENATE(&quot;$t('&quot;;[.B3];&quot;')&quot;)" office:value-type="string" office:string-value="$t('goshopping')" calcext:value-type="string">
            <text:p>$t('goshopping')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</text:p>
          </table:table-cell>
          <table:table-cell table:formula="of:=CONCATENATE(&quot;$t('&quot;;[.B4];&quot;')&quot;)" office:value-type="string" office:string-value="$t('total')" calcext:value-type="string">
            <text:p>$t('total')</text:p>
          </table:table-cell>
        </table:table-row>
        <table:table-row table:style-name="ro1">
          <table:table-cell office:value-type="string" calcext:value-type="string">
            <text:p>VND</text:p>
          </table:table-cell>
          <table:table-cell office:value-type="string" calcext:value-type="string">
            <text:p>vnd</text:p>
          </table:table-cell>
          <table:table-cell table:formula="of:=CONCATENATE(&quot;$t('&quot;;[.B5];&quot;')&quot;)" office:value-type="string" office:string-value="$t('vnd')" calcext:value-type="string">
            <text:p>$t('vnd')</text:p>
          </table:table-cell>
        </table:table-row>
        <table:table-row table:style-name="ro1">
          <table:table-cell table:style-name="ce1" office:value-type="string" calcext:value-type="string">
            <text:p>Edit Product</text:p>
          </table:table-cell>
          <table:table-cell office:value-type="string" calcext:value-type="string">
            <text:p>editproduct</text:p>
          </table:table-cell>
          <table:table-cell table:formula="of:=CONCATENATE(&quot;$t('&quot;;[.B6];&quot;')&quot;)" office:value-type="string" office:string-value="$t('editproduct')" calcext:value-type="string">
            <text:p>$t('editproduct')</text:p>
          </table:table-cell>
        </table:table-row>
        <table:table-row table:style-name="ro2">
          <table:table-cell table:style-name="ce1" office:value-type="string" calcext:value-type="string">
            <text:p>Article Number</text:p>
          </table:table-cell>
          <table:table-cell table:formula="of:=SUBSTITUTE(SUBSTITUTE(SUBSTITUTE(LOWER([.A7]);&quot; &quot;;&quot;&quot;);&quot;(&quot;;&quot;&quot;);&quot;)&quot;;&quot;&quot;)" office:value-type="string" office:string-value="articlenumber" calcext:value-type="string">
            <text:p>articlenumber</text:p>
          </table:table-cell>
          <table:table-cell table:formula="of:=CONCATENATE(&quot;$t('&quot;;[.B7];&quot;')&quot;)" office:value-type="string" office:string-value="$t('articlenumber')" calcext:value-type="string">
            <text:p>$t('articlenumber')</text:p>
          </table:table-cell>
        </table:table-row>
        <table:table-row table:style-name="ro2">
          <table:table-cell table:style-name="ce1" office:value-type="string" calcext:value-type="string">
            <text:p>Name (German)</text:p>
          </table:table-cell>
          <table:table-cell table:formula="of:=SUBSTITUTE(SUBSTITUTE(SUBSTITUTE(LOWER([.A8]);&quot; &quot;;&quot;&quot;);&quot;(&quot;;&quot;&quot;);&quot;)&quot;;&quot;&quot;)" office:value-type="string" office:string-value="namegerman" calcext:value-type="string">
            <text:p>namegerman</text:p>
          </table:table-cell>
          <table:table-cell table:formula="of:=CONCATENATE(&quot;$t('&quot;;[.B8];&quot;')&quot;)" office:value-type="string" office:string-value="$t('namegerman')" calcext:value-type="string">
            <text:p>$t('namegerman')</text:p>
          </table:table-cell>
        </table:table-row>
        <table:table-row table:style-name="ro1">
          <table:table-cell office:value-type="string" calcext:value-type="string">
            <text:p>Name (Display)</text:p>
          </table:table-cell>
          <table:table-cell table:formula="of:=SUBSTITUTE(SUBSTITUTE(SUBSTITUTE(LOWER([.A9]);&quot; &quot;;&quot;&quot;);&quot;(&quot;;&quot;&quot;);&quot;)&quot;;&quot;&quot;)" office:value-type="string" office:string-value="namedisplay" calcext:value-type="string">
            <text:p>namedisplay</text:p>
          </table:table-cell>
          <table:table-cell table:formula="of:=CONCATENATE(&quot;$t('&quot;;[.B9];&quot;')&quot;)" office:value-type="string" office:string-value="$t('namedisplay')" calcext:value-type="string">
            <text:p>$t('namedisplay')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formula="of:=SUBSTITUTE(SUBSTITUTE(SUBSTITUTE(LOWER([.A10]);&quot; &quot;;&quot;&quot;);&quot;(&quot;;&quot;&quot;);&quot;)&quot;;&quot;&quot;)" office:value-type="string" office:string-value="price" calcext:value-type="string">
            <text:p>price</text:p>
          </table:table-cell>
          <table:table-cell table:formula="of:=CONCATENATE(&quot;$t('&quot;;[.B10];&quot;')&quot;)" office:value-type="string" office:string-value="$t('price')" calcext:value-type="string">
            <text:p>$t('price')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formula="of:=SUBSTITUTE(SUBSTITUTE(SUBSTITUTE(LOWER([.A11]);&quot; &quot;;&quot;&quot;);&quot;(&quot;;&quot;&quot;);&quot;)&quot;;&quot;&quot;)" office:value-type="string" office:string-value="category" calcext:value-type="string">
            <text:p>category</text:p>
          </table:table-cell>
          <table:table-cell table:formula="of:=CONCATENATE(&quot;$t('&quot;;[.B11];&quot;')&quot;)" office:value-type="string" office:string-value="$t('category')" calcext:value-type="string">
            <text:p>$t('category')</text:p>
          </table:table-cell>
        </table:table-row>
        <table:table-row table:style-name="ro1">
          <table:table-cell office:value-type="string" calcext:value-type="string">
            <text:p>Product Description</text:p>
          </table:table-cell>
          <table:table-cell table:formula="of:=SUBSTITUTE(SUBSTITUTE(SUBSTITUTE(LOWER([.A12]);&quot; &quot;;&quot;&quot;);&quot;(&quot;;&quot;&quot;);&quot;)&quot;;&quot;&quot;)" office:value-type="string" office:string-value="productdescription" calcext:value-type="string">
            <text:p>productdescription</text:p>
          </table:table-cell>
          <table:table-cell table:formula="of:=CONCATENATE(&quot;$t('&quot;;[.B12];&quot;')&quot;)" office:value-type="string" office:string-value="$t('productdescription')" calcext:value-type="string">
            <text:p>$t('productdescription')</text:p>
          </table:table-cell>
        </table:table-row>
        <table:table-row table:style-name="ro1">
          <table:table-cell office:value-type="string" calcext:value-type="string">
            <text:p>Thumb Image</text:p>
          </table:table-cell>
          <table:table-cell table:formula="of:=SUBSTITUTE(SUBSTITUTE(SUBSTITUTE(LOWER([.A13]);&quot; &quot;;&quot;&quot;);&quot;(&quot;;&quot;&quot;);&quot;)&quot;;&quot;&quot;)" office:value-type="string" office:string-value="thumbimage" calcext:value-type="string">
            <text:p>thumbimage</text:p>
          </table:table-cell>
          <table:table-cell table:formula="of:=CONCATENATE(&quot;$t('&quot;;[.B13];&quot;')&quot;)" office:value-type="string" office:string-value="$t('thumbimage')" calcext:value-type="string">
            <text:p>$t('thumbimage')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table:formula="of:=SUBSTITUTE(SUBSTITUTE(SUBSTITUTE(LOWER([.A14]);&quot; &quot;;&quot;&quot;);&quot;(&quot;;&quot;&quot;);&quot;)&quot;;&quot;&quot;)" office:value-type="string" office:string-value="images" calcext:value-type="string">
            <text:p>images</text:p>
          </table:table-cell>
          <table:table-cell table:formula="of:=CONCATENATE(&quot;$t('&quot;;[.B14];&quot;')&quot;)" office:value-type="string" office:string-value="$t('images')" calcext:value-type="string">
            <text:p>$t('images')</text:p>
          </table:table-cell>
        </table:table-row>
        <table:table-row table:style-name="ro1">
          <table:table-cell office:value-type="string" calcext:value-type="string">
            <text:p>Delete Image</text:p>
          </table:table-cell>
          <table:table-cell table:formula="of:=SUBSTITUTE(SUBSTITUTE(SUBSTITUTE(LOWER([.A15]);&quot; &quot;;&quot;&quot;);&quot;(&quot;;&quot;&quot;);&quot;)&quot;;&quot;&quot;)" office:value-type="string" office:string-value="deleteimage" calcext:value-type="string">
            <text:p>deleteimage</text:p>
          </table:table-cell>
          <table:table-cell table:formula="of:=CONCATENATE(&quot;$t('&quot;;[.B15];&quot;')&quot;)" office:value-type="string" office:string-value="$t('deleteimage')" calcext:value-type="string">
            <text:p>$t('deleteimage')</text:p>
          </table:table-cell>
        </table:table-row>
        <table:table-row table:style-name="ro1">
          <table:table-cell office:value-type="string" calcext:value-type="string">
            <text:p>Download Image</text:p>
          </table:table-cell>
          <table:table-cell table:formula="of:=SUBSTITUTE(SUBSTITUTE(SUBSTITUTE(LOWER([.A16]);&quot; &quot;;&quot;&quot;);&quot;(&quot;;&quot;&quot;);&quot;)&quot;;&quot;&quot;)" office:value-type="string" office:string-value="downloadimage" calcext:value-type="string">
            <text:p>downloadimage</text:p>
          </table:table-cell>
          <table:table-cell table:formula="of:=CONCATENATE(&quot;$t('&quot;;[.B16];&quot;')&quot;)" office:value-type="string" office:string-value="$t('downloadimage')" calcext:value-type="string">
            <text:p>$t('downloadimage')</text:p>
          </table:table-cell>
        </table:table-row>
        <table:table-row table:style-name="ro1">
          <table:table-cell office:value-type="string" calcext:value-type="string">
            <text:p>Intakes</text:p>
          </table:table-cell>
          <table:table-cell table:formula="of:=SUBSTITUTE(SUBSTITUTE(SUBSTITUTE(LOWER([.A17]);&quot; &quot;;&quot;&quot;);&quot;(&quot;;&quot;&quot;);&quot;)&quot;;&quot;&quot;)" office:value-type="string" office:string-value="intakes" calcext:value-type="string">
            <text:p>intakes</text:p>
          </table:table-cell>
          <table:table-cell table:formula="of:=CONCATENATE(&quot;$t('&quot;;[.B17];&quot;')&quot;)" office:value-type="string" office:string-value="$t('intakes')" calcext:value-type="string">
            <text:p>$t('intakes')</text:p>
          </table:table-cell>
        </table:table-row>
        <table:table-row table:style-name="ro1">
          <table:table-cell office:value-type="string" calcext:value-type="string">
            <text:p>Add Intake</text:p>
          </table:table-cell>
          <table:table-cell table:formula="of:=SUBSTITUTE(SUBSTITUTE(SUBSTITUTE(LOWER([.A18]);&quot; &quot;;&quot;&quot;);&quot;(&quot;;&quot;&quot;);&quot;)&quot;;&quot;&quot;)" office:value-type="string" office:string-value="addintake" calcext:value-type="string">
            <text:p>addintake</text:p>
          </table:table-cell>
          <table:table-cell table:formula="of:=CONCATENATE(&quot;$t('&quot;;[.B18];&quot;')&quot;)" office:value-type="string" office:string-value="$t('addintake')" calcext:value-type="string">
            <text:p>$t('addintake')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formula="of:=SUBSTITUTE(SUBSTITUTE(SUBSTITUTE(LOWER([.A19]);&quot; &quot;;&quot;&quot;);&quot;(&quot;;&quot;&quot;);&quot;)&quot;;&quot;&quot;)" office:value-type="string" office:string-value="from" calcext:value-type="string">
            <text:p>from</text:p>
          </table:table-cell>
          <table:table-cell table:formula="of:=CONCATENATE(&quot;$t('&quot;;[.B19];&quot;')&quot;)" office:value-type="string" office:string-value="$t('from')" calcext:value-type="string">
            <text:p>$t('from')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table:formula="of:=SUBSTITUTE(SUBSTITUTE(SUBSTITUTE(LOWER([.A20]);&quot; &quot;;&quot;&quot;);&quot;(&quot;;&quot;&quot;);&quot;)&quot;;&quot;&quot;)" office:value-type="string" office:string-value="save" calcext:value-type="string">
            <text:p>save</text:p>
          </table:table-cell>
          <table:table-cell table:formula="of:=CONCATENATE(&quot;$t('&quot;;[.B20];&quot;')&quot;)" office:value-type="string" office:string-value="$t('save')" calcext:value-type="string">
            <text:p>$t('save')</text:p>
          </table:table-cell>
        </table:table-row>
        <table:table-row table:style-name="ro1">
          <table:table-cell office:value-type="string" calcext:value-type="string">
            <text:p>Delete Product</text:p>
          </table:table-cell>
          <table:table-cell table:formula="of:=SUBSTITUTE(SUBSTITUTE(SUBSTITUTE(LOWER([.A21]);&quot; &quot;;&quot;&quot;);&quot;(&quot;;&quot;&quot;);&quot;)&quot;;&quot;&quot;)" office:value-type="string" office:string-value="deleteproduct" calcext:value-type="string">
            <text:p>deleteproduct</text:p>
          </table:table-cell>
          <table:table-cell table:formula="of:=CONCATENATE(&quot;$t('&quot;;[.B21];&quot;')&quot;)" office:value-type="string" office:string-value="$t('deleteproduct')" calcext:value-type="string">
            <text:p>$t('deleteproduct')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table:formula="of:=SUBSTITUTE(SUBSTITUTE(SUBSTITUTE(LOWER([.A22]);&quot; &quot;;&quot;&quot;);&quot;(&quot;;&quot;&quot;);&quot;)&quot;;&quot;&quot;)" office:value-type="string" office:string-value="cancel" calcext:value-type="string">
            <text:p>cancel</text:p>
          </table:table-cell>
          <table:table-cell table:formula="of:=CONCATENATE(&quot;$t('&quot;;[.B22];&quot;')&quot;)" office:value-type="string" office:string-value="$t('cancel')" calcext:value-type="string">
            <text:p>$t('cancel')</text:p>
          </table:table-cell>
        </table:table-row>
        <table:table-row table:style-name="ro1">
          <table:table-cell office:value-type="string" calcext:value-type="string">
            <text:p>New Intake</text:p>
          </table:table-cell>
          <table:table-cell table:formula="of:=SUBSTITUTE(SUBSTITUTE(SUBSTITUTE(LOWER([.A23]);&quot; &quot;;&quot;&quot;);&quot;(&quot;;&quot;&quot;);&quot;)&quot;;&quot;&quot;)" office:value-type="string" office:string-value="newintake" calcext:value-type="string">
            <text:p>newintake</text:p>
          </table:table-cell>
          <table:table-cell table:formula="of:=CONCATENATE(&quot;$t('&quot;;[.B23];&quot;')&quot;)" office:value-type="string" office:string-value="$t('newintake')" calcext:value-type="string">
            <text:p>$t('newintake')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table:formula="of:=SUBSTITUTE(SUBSTITUTE(SUBSTITUTE(LOWER([.A24]);&quot; &quot;;&quot;&quot;);&quot;(&quot;;&quot;&quot;);&quot;)&quot;;&quot;&quot;)" office:value-type="string" office:string-value="quantity" calcext:value-type="string">
            <text:p>quantity</text:p>
          </table:table-cell>
          <table:table-cell table:formula="of:=CONCATENATE(&quot;$t('&quot;;[.B24];&quot;')&quot;)" office:value-type="string" office:string-value="$t('quantity')" calcext:value-type="string">
            <text:p>$t('quantity')</text:p>
          </table:table-cell>
        </table:table-row>
        <table:table-row table:style-name="ro1">
          <table:table-cell office:value-type="string" calcext:value-type="string">
            <text:p>Purchase Price</text:p>
          </table:table-cell>
          <table:table-cell table:formula="of:=SUBSTITUTE(SUBSTITUTE(SUBSTITUTE(LOWER([.A25]);&quot; &quot;;&quot;&quot;);&quot;(&quot;;&quot;&quot;);&quot;)&quot;;&quot;&quot;)" office:value-type="string" office:string-value="purchaseprice" calcext:value-type="string">
            <text:p>purchaseprice</text:p>
          </table:table-cell>
          <table:table-cell table:formula="of:=CONCATENATE(&quot;$t('&quot;;[.B25];&quot;')&quot;)" office:value-type="string" office:string-value="$t('purchaseprice')" calcext:value-type="string">
            <text:p>$t('purchaseprice')</text:p>
          </table:table-cell>
        </table:table-row>
        <table:table-row table:style-name="ro1">
          <table:table-cell office:value-type="string" calcext:value-type="string">
            <text:p>Supplier</text:p>
          </table:table-cell>
          <table:table-cell table:formula="of:=SUBSTITUTE(SUBSTITUTE(SUBSTITUTE(LOWER([.A26]);&quot; &quot;;&quot;&quot;);&quot;(&quot;;&quot;&quot;);&quot;)&quot;;&quot;&quot;)" office:value-type="string" office:string-value="supplier" calcext:value-type="string">
            <text:p>supplier</text:p>
          </table:table-cell>
          <table:table-cell table:formula="of:=CONCATENATE(&quot;$t('&quot;;[.B26];&quot;')&quot;)" office:value-type="string" office:string-value="$t('supplier')" calcext:value-type="string">
            <text:p>$t('supplier')</text:p>
          </table:table-cell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formula="of:=SUBSTITUTE(SUBSTITUTE(SUBSTITUTE(LOWER([.A27]);&quot; &quot;;&quot;&quot;);&quot;(&quot;;&quot;&quot;);&quot;)&quot;;&quot;&quot;)" office:value-type="string" office:string-value="barcode" calcext:value-type="string">
            <text:p>barcode</text:p>
          </table:table-cell>
          <table:table-cell table:formula="of:=CONCATENATE(&quot;$t('&quot;;[.B27];&quot;')&quot;)" office:value-type="string" office:string-value="$t('barcode')" calcext:value-type="string">
            <text:p>$t('barcode')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table:formula="of:=SUBSTITUTE(SUBSTITUTE(SUBSTITUTE(LOWER([.A28]);&quot; &quot;;&quot;&quot;);&quot;(&quot;;&quot;&quot;);&quot;)&quot;;&quot;&quot;)" office:value-type="string" office:string-value="submit" calcext:value-type="string">
            <text:p>submit</text:p>
          </table:table-cell>
          <table:table-cell table:formula="of:=CONCATENATE(&quot;$t('&quot;;[.B28];&quot;')&quot;)" office:value-type="string" office:string-value="$t('submit')" calcext:value-type="string">
            <text:p>$t('submit')</text:p>
          </table:table-cell>
        </table:table-row>
        <table:table-row table:style-name="ro1">
          <table:table-cell table:style-name="ce1" office:value-type="string" calcext:value-type="string">
            <text:p>Manual Entry</text:p>
          </table:table-cell>
          <table:table-cell table:formula="of:=SUBSTITUTE(SUBSTITUTE(SUBSTITUTE(LOWER([.A29]);&quot; &quot;;&quot;&quot;);&quot;(&quot;;&quot;&quot;);&quot;)&quot;;&quot;&quot;)" office:value-type="string" office:string-value="manualentry" calcext:value-type="string">
            <text:p>manualentry</text:p>
          </table:table-cell>
          <table:table-cell table:formula="of:=CONCATENATE(&quot;$t('&quot;;[.B29];&quot;')&quot;)" office:value-type="string" office:string-value="$t('manualentry')" calcext:value-type="string">
            <text:p>$t('manualentry')</text:p>
          </table:table-cell>
        </table:table-row>
        <table:table-row table:style-name="ro1">
          <table:table-cell office:value-type="string" calcext:value-type="string">
            <text:p>Cash Payment</text:p>
          </table:table-cell>
          <table:table-cell table:formula="of:=SUBSTITUTE(SUBSTITUTE(SUBSTITUTE(LOWER([.A30]);&quot; &quot;;&quot;&quot;);&quot;(&quot;;&quot;&quot;);&quot;)&quot;;&quot;&quot;)" office:value-type="string" office:string-value="cashpayment" calcext:value-type="string">
            <text:p>cashpayment</text:p>
          </table:table-cell>
          <table:table-cell table:formula="of:=CONCATENATE(&quot;$t('&quot;;[.B30];&quot;')&quot;)" office:value-type="string" office:string-value="$t('cashpayment')" calcext:value-type="string">
            <text:p>$t('cashpayment')</text:p>
          </table:table-cell>
        </table:table-row>
        <table:table-row table:style-name="ro1">
          <table:table-cell office:value-type="string" calcext:value-type="string">
            <text:p>Item Name</text:p>
          </table:table-cell>
          <table:table-cell table:formula="of:=SUBSTITUTE(SUBSTITUTE(SUBSTITUTE(LOWER([.A31]);&quot; &quot;;&quot;&quot;);&quot;(&quot;;&quot;&quot;);&quot;)&quot;;&quot;&quot;)" office:value-type="string" office:string-value="itemname" calcext:value-type="string">
            <text:p>itemname</text:p>
          </table:table-cell>
          <table:table-cell table:formula="of:=CONCATENATE(&quot;$t('&quot;;[.B31];&quot;')&quot;)" office:value-type="string" office:string-value="$t('itemname')" calcext:value-type="string">
            <text:p>$t('itemname')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formula="of:=SUBSTITUTE(SUBSTITUTE(SUBSTITUTE(LOWER([.A32]);&quot; &quot;;&quot;&quot;);&quot;(&quot;;&quot;&quot;);&quot;)&quot;;&quot;&quot;)" office:value-type="string" office:string-value="add" calcext:value-type="string">
            <text:p>add</text:p>
          </table:table-cell>
          <table:table-cell table:formula="of:=CONCATENATE(&quot;$t('&quot;;[.B32];&quot;')&quot;)" office:value-type="string" office:string-value="$t('add')" calcext:value-type="string">
            <text:p>$t('add')</text:p>
          </table:table-cell>
        </table:table-row>
        <table:table-row table:style-name="ro1">
          <table:table-cell office:value-type="string" calcext:value-type="string">
            <text:p>Payment</text:p>
          </table:table-cell>
          <table:table-cell table:formula="of:=SUBSTITUTE(SUBSTITUTE(SUBSTITUTE(LOWER([.A33]);&quot; &quot;;&quot;&quot;);&quot;(&quot;;&quot;&quot;);&quot;)&quot;;&quot;&quot;)" office:value-type="string" office:string-value="payment" calcext:value-type="string">
            <text:p>payment</text:p>
          </table:table-cell>
          <table:table-cell table:formula="of:=CONCATENATE(&quot;$t('&quot;;[.B33];&quot;')&quot;)" office:value-type="string" office:string-value="$t('payment')" calcext:value-type="string">
            <text:p>$t('payment')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table:formula="of:=SUBSTITUTE(SUBSTITUTE(SUBSTITUTE(LOWER([.A34]);&quot; &quot;;&quot;&quot;);&quot;(&quot;;&quot;&quot;);&quot;)&quot;;&quot;&quot;)" office:value-type="string" office:string-value="clear" calcext:value-type="string">
            <text:p>clear</text:p>
          </table:table-cell>
          <table:table-cell table:formula="of:=CONCATENATE(&quot;$t('&quot;;[.B34];&quot;')&quot;)" office:value-type="string" office:string-value="$t('clear')" calcext:value-type="string">
            <text:p>$t('clear')</text:p>
          </table:table-cell>
        </table:table-row>
        <table:table-row table:style-name="ro1">
          <table:table-cell office:value-type="string" calcext:value-type="string">
            <text:p>Print Receipt</text:p>
          </table:table-cell>
          <table:table-cell table:formula="of:=SUBSTITUTE(SUBSTITUTE(SUBSTITUTE(LOWER([.A35]);&quot; &quot;;&quot;&quot;);&quot;(&quot;;&quot;&quot;);&quot;)&quot;;&quot;&quot;)" office:value-type="string" office:string-value="printreceipt" calcext:value-type="string">
            <text:p>printreceipt</text:p>
          </table:table-cell>
          <table:table-cell table:formula="of:=CONCATENATE(&quot;$t('&quot;;[.B35];&quot;')&quot;)" office:value-type="string" office:string-value="$t('printreceipt')" calcext:value-type="string">
            <text:p>$t('printreceipt')</text:p>
          </table:table-cell>
        </table:table-row>
        <table:table-row table:style-name="ro1">
          <table:table-cell office:value-type="string" calcext:value-type="string">
            <text:p>Give Change</text:p>
          </table:table-cell>
          <table:table-cell table:formula="of:=SUBSTITUTE(SUBSTITUTE(SUBSTITUTE(LOWER([.A36]);&quot; &quot;;&quot;&quot;);&quot;(&quot;;&quot;&quot;);&quot;)&quot;;&quot;&quot;)" office:value-type="string" office:string-value="givechange" calcext:value-type="string">
            <text:p>givechange</text:p>
          </table:table-cell>
          <table:table-cell table:formula="of:=CONCATENATE(&quot;$t('&quot;;[.B36];&quot;')&quot;)" office:value-type="string" office:string-value="$t('givechange')" calcext:value-type="string">
            <text:p>$t('givechange')</text:p>
          </table:table-cell>
        </table:table-row>
        <table:table-row table:style-name="ro1">
          <table:table-cell office:value-type="string" calcext:value-type="string">
            <text:p>Please return</text:p>
          </table:table-cell>
          <table:table-cell table:formula="of:=SUBSTITUTE(SUBSTITUTE(SUBSTITUTE(LOWER([.A37]);&quot; &quot;;&quot;&quot;);&quot;(&quot;;&quot;&quot;);&quot;)&quot;;&quot;&quot;)" office:value-type="string" office:string-value="pleasereturn" calcext:value-type="string">
            <text:p>pleasereturn</text:p>
          </table:table-cell>
          <table:table-cell table:formula="of:=CONCATENATE(&quot;$t('&quot;;[.B37];&quot;')&quot;)" office:value-type="string" office:string-value="$t('pleasereturn')" calcext:value-type="string">
            <text:p>$t('pleasereturn')</text:p>
          </table:table-cell>
        </table:table-row>
        <table:table-row table:style-name="ro1">
          <table:table-cell office:value-type="string" calcext:value-type="string">
            <text:p>Next Customer</text:p>
          </table:table-cell>
          <table:table-cell table:formula="of:=SUBSTITUTE(SUBSTITUTE(SUBSTITUTE(LOWER([.A38]);&quot; &quot;;&quot;&quot;);&quot;(&quot;;&quot;&quot;);&quot;)&quot;;&quot;&quot;)" office:value-type="string" office:string-value="nextcustomer" calcext:value-type="string">
            <text:p>nextcustomer</text:p>
          </table:table-cell>
          <table:table-cell table:formula="of:=CONCATENATE(&quot;$t('&quot;;[.B38];&quot;')&quot;)" office:value-type="string" office:string-value="$t('nextcustomer')" calcext:value-type="string">
            <text:p>$t('nextcustomer')</text:p>
          </table:table-cell>
        </table:table-row>
        <table:table-row table:style-name="ro1">
          <table:table-cell office:value-type="string" calcext:value-type="string">
            <text:p>Print Additional Receipt</text:p>
          </table:table-cell>
          <table:table-cell table:formula="of:=SUBSTITUTE(SUBSTITUTE(SUBSTITUTE(LOWER([.A39]);&quot; &quot;;&quot;&quot;);&quot;(&quot;;&quot;&quot;);&quot;)&quot;;&quot;&quot;)" office:value-type="string" office:string-value="printadditionalreceipt" calcext:value-type="string">
            <text:p>printadditionalreceipt</text:p>
          </table:table-cell>
          <table:table-cell table:formula="of:=CONCATENATE(&quot;$t('&quot;;[.B39];&quot;')&quot;)" office:value-type="string" office:string-value="$t('printadditionalreceipt')" calcext:value-type="string">
            <text:p>$t('printadditionalreceipt')</text:p>
          </table:table-cell>
        </table:table-row>
        <table:table-row table:style-name="ro3">
          <table:table-cell table:style-name="ce1" office:value-type="string" calcext:value-type="string">
            <text:p>Thank you for your purchase...</text:p>
          </table:table-cell>
          <table:table-cell office:value-type="string" calcext:value-type="string">
            <text:p>thankyouforpurchase</text:p>
          </table:table-cell>
          <table:table-cell table:formula="of:=CONCATENATE(&quot;$t('&quot;;[.B40];&quot;')&quot;)" office:value-type="string" office:string-value="$t('thankyouforpurchase')" calcext:value-type="string">
            <text:p>$t('thankyouforpurchase')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formula="of:=SUBSTITUTE(SUBSTITUTE(SUBSTITUTE(LOWER([.A41]);&quot; &quot;;&quot;&quot;);&quot;(&quot;;&quot;&quot;);&quot;)&quot;;&quot;&quot;)" office:value-type="string" office:string-value="order" calcext:value-type="string">
            <text:p>order</text:p>
          </table:table-cell>
          <table:table-cell table:formula="of:=CONCATENATE(&quot;$t('&quot;;[.B41];&quot;')&quot;)" office:value-type="string" office:string-value="$t('order')" calcext:value-type="string">
            <text:p>$t('order')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table:formula="of:=SUBSTITUTE(SUBSTITUTE(SUBSTITUTE(LOWER([.A42]);&quot; &quot;;&quot;&quot;);&quot;(&quot;;&quot;&quot;);&quot;)&quot;;&quot;&quot;)" office:value-type="string" office:string-value="review" calcext:value-type="string">
            <text:p>review</text:p>
          </table:table-cell>
          <table:table-cell table:formula="of:=CONCATENATE(&quot;$t('&quot;;[.B42];&quot;')&quot;)" office:value-type="string" office:string-value="$t('review')" calcext:value-type="string">
            <text:p>$t('review')</text:p>
          </table:table-cell>
        </table:table-row>
        <table:table-row table:style-name="ro1">
          <table:table-cell office:value-type="string" calcext:value-type="string">
            <text:p>Order More</text:p>
          </table:table-cell>
          <table:table-cell table:formula="of:=SUBSTITUTE(SUBSTITUTE(SUBSTITUTE(LOWER([.A43]);&quot; &quot;;&quot;&quot;);&quot;(&quot;;&quot;&quot;);&quot;)&quot;;&quot;&quot;)" office:value-type="string" office:string-value="ordermore" calcext:value-type="string">
            <text:p>ordermore</text:p>
          </table:table-cell>
          <table:table-cell table:formula="of:=CONCATENATE(&quot;$t('&quot;;[.B43];&quot;')&quot;)" office:value-type="string" office:string-value="$t('ordermore')" calcext:value-type="string">
            <text:p>$t('ordermore')</text:p>
          </table:table-cell>
        </table:table-row>
        <table:table-row table:style-name="ro1">
          <table:table-cell office:value-type="string" calcext:value-type="string">
            <text:p>Display per page</text:p>
          </table:table-cell>
          <table:table-cell table:formula="of:=SUBSTITUTE(SUBSTITUTE(SUBSTITUTE(LOWER([.A44]);&quot; &quot;;&quot;&quot;);&quot;(&quot;;&quot;&quot;);&quot;)&quot;;&quot;&quot;)" office:value-type="string" office:string-value="displayperpage" calcext:value-type="string">
            <text:p>displayperpage</text:p>
          </table:table-cell>
          <table:table-cell table:formula="of:=CONCATENATE(&quot;$t('&quot;;[.B44];&quot;')&quot;)" office:value-type="string" office:string-value="$t('displayperpage')" calcext:value-type="string">
            <text:p>$t('displayperpage')</text:p>
          </table:table-cell>
        </table:table-row>
        <table:table-row table:style-name="ro1">
          <table:table-cell office:value-type="string" calcext:value-type="string">
            <text:p>Items per page</text:p>
          </table:table-cell>
          <table:table-cell table:formula="of:=SUBSTITUTE(SUBSTITUTE(SUBSTITUTE(LOWER([.A45]);&quot; &quot;;&quot;&quot;);&quot;(&quot;;&quot;&quot;);&quot;)&quot;;&quot;&quot;)" office:value-type="string" office:string-value="itemsperpage" calcext:value-type="string">
            <text:p>itemsperpage</text:p>
          </table:table-cell>
          <table:table-cell table:formula="of:=CONCATENATE(&quot;$t('&quot;;[.B45];&quot;')&quot;)" office:value-type="string" office:string-value="$t('itemsperpage')" calcext:value-type="string">
            <text:p>$t('itemsperpage')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table:formula="of:=CONCATENATE(&quot;$t('&quot;;[.B46];&quot;')&quot;)" office:value-type="string" office:string-value="$t('search')" calcext:value-type="string">
            <text:p>$t('search')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table:formula="of:=SUBSTITUTE(SUBSTITUTE(SUBSTITUTE(LOWER([.A47]);&quot; &quot;;&quot;&quot;);&quot;(&quot;;&quot;&quot;);&quot;)&quot;;&quot;&quot;)" office:value-type="string" office:string-value="register" calcext:value-type="string">
            <text:p>register</text:p>
          </table:table-cell>
          <table:table-cell table:formula="of:=CONCATENATE(&quot;$t('&quot;;[.B47];&quot;')&quot;)" office:value-type="string" office:string-value="$t('register')" calcext:value-type="string">
            <text:p>$t('register')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formula="of:=SUBSTITUTE(SUBSTITUTE(SUBSTITUTE(LOWER([.A48]);&quot; &quot;;&quot;&quot;);&quot;(&quot;;&quot;&quot;);&quot;)&quot;;&quot;&quot;)" office:value-type="string" office:string-value="login" calcext:value-type="string">
            <text:p>login</text:p>
          </table:table-cell>
          <table:table-cell table:formula="of:=CONCATENATE(&quot;$t('&quot;;[.B48];&quot;')&quot;)" office:value-type="string" office:string-value="$t('login')" calcext:value-type="string">
            <text:p>$t('login')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formula="of:=SUBSTITUTE(SUBSTITUTE(SUBSTITUTE(LOWER([.A49]);&quot; &quot;;&quot;&quot;);&quot;(&quot;;&quot;&quot;);&quot;)&quot;;&quot;&quot;)" office:value-type="string" office:string-value="home" calcext:value-type="string">
            <text:p>home</text:p>
          </table:table-cell>
          <table:table-cell table:formula="of:=CONCATENATE(&quot;$t('&quot;;[.B49];&quot;')&quot;)" office:value-type="string" office:string-value="$t('home')" calcext:value-type="string">
            <text:p>$t('home')</text:p>
          </table:table-cell>
        </table:table-row>
        <table:table-row table:style-name="ro1">
          <table:table-cell office:value-type="string" calcext:value-type="string">
            <text:p>Cashier</text:p>
          </table:table-cell>
          <table:table-cell table:formula="of:=SUBSTITUTE(SUBSTITUTE(SUBSTITUTE(LOWER([.A50]);&quot; &quot;;&quot;&quot;);&quot;(&quot;;&quot;&quot;);&quot;)&quot;;&quot;&quot;)" office:value-type="string" office:string-value="cashier" calcext:value-type="string">
            <text:p>cashier</text:p>
          </table:table-cell>
          <table:table-cell table:formula="of:=CONCATENATE(&quot;$t('&quot;;[.B50];&quot;')&quot;)" office:value-type="string" office:string-value="$t('cashier')" calcext:value-type="string">
            <text:p>$t('cashier')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table:formula="of:=SUBSTITUTE(SUBSTITUTE(SUBSTITUTE(LOWER([.A51]);&quot; &quot;;&quot;&quot;);&quot;(&quot;;&quot;&quot;);&quot;)&quot;;&quot;&quot;)" office:value-type="string" office:string-value="products" calcext:value-type="string">
            <text:p>products</text:p>
          </table:table-cell>
          <table:table-cell table:formula="of:=CONCATENATE(&quot;$t('&quot;;[.B51];&quot;')&quot;)" office:value-type="string" office:string-value="$t('products')" calcext:value-type="string">
            <text:p>$t('products')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table:formula="of:=SUBSTITUTE(SUBSTITUTE(SUBSTITUTE(LOWER([.A52]);&quot; &quot;;&quot;&quot;);&quot;(&quot;;&quot;&quot;);&quot;)&quot;;&quot;&quot;)" office:value-type="string" office:string-value="categories" calcext:value-type="string">
            <text:p>categories</text:p>
          </table:table-cell>
          <table:table-cell table:formula="of:=CONCATENATE(&quot;$t('&quot;;[.B52];&quot;')&quot;)" office:value-type="string" office:string-value="$t('categories')" calcext:value-type="string">
            <text:p>$t('categories')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table:formula="of:=SUBSTITUTE(SUBSTITUTE(SUBSTITUTE(LOWER([.A53]);&quot; &quot;;&quot;&quot;);&quot;(&quot;;&quot;&quot;);&quot;)&quot;;&quot;&quot;)" office:value-type="string" office:string-value="email" calcext:value-type="string">
            <text:p>email</text:p>
          </table:table-cell>
          <table:table-cell table:formula="of:=CONCATENATE(&quot;$t('&quot;;[.B53];&quot;')&quot;)" office:value-type="string" office:string-value="$t('email')" calcext:value-type="string">
            <text:p>$t('email')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table:formula="of:=SUBSTITUTE(SUBSTITUTE(SUBSTITUTE(LOWER([.A54]);&quot; &quot;;&quot;&quot;);&quot;(&quot;;&quot;&quot;);&quot;)&quot;;&quot;&quot;)" office:value-type="string" office:string-value="password" calcext:value-type="string">
            <text:p>password</text:p>
          </table:table-cell>
          <table:table-cell table:formula="of:=CONCATENATE(&quot;$t('&quot;;[.B54];&quot;')&quot;)" office:value-type="string" office:string-value="$t('password')" calcext:value-type="string">
            <text:p>$t('password')</text:p>
          </table:table-cell>
        </table:table-row>
        <table:table-row table:style-name="ro1">
          <table:table-cell office:value-type="string" calcext:value-type="string">
            <text:p>New Product</text:p>
          </table:table-cell>
          <table:table-cell table:formula="of:=SUBSTITUTE(SUBSTITUTE(SUBSTITUTE(LOWER([.A55]);&quot; &quot;;&quot;&quot;);&quot;(&quot;;&quot;&quot;);&quot;)&quot;;&quot;&quot;)" office:value-type="string" office:string-value="newproduct" calcext:value-type="string">
            <text:p>newproduct</text:p>
          </table:table-cell>
          <table:table-cell table:formula="of:=CONCATENATE(&quot;$t('&quot;;[.B55];&quot;')&quot;)" office:value-type="string" office:string-value="$t('newproduct')" calcext:value-type="string">
            <text:p>$t('newproduct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14:49.499673029</meta:creation-date>
    <dc:date>2018-12-13T10:17:36.499081004</dc:date>
    <meta:editing-duration>PT19M55S</meta:editing-duration>
    <meta:editing-cycles>3</meta:editing-cycles>
    <meta:generator>LibreOffice/6.0.6.2$Linux_X86_64 LibreOffice_project/00m0$Build-2</meta:generator>
    <meta:document-statistic meta:table-count="1" meta:cell-count="165" meta:object-count="0"/>
  </office:meta>
</office:document-meta>
</file>